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0.5pt" style:font-size-asian="10.5pt" style:font-size-complex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dy {</text:p>
      <text:p text:style-name="P1"><text:s text:c="4"/>color: white;</text:p>
      <text:p text:style-name="P1"><text:s text:c="4"/>background: black;</text:p>
      <text:p text:style-name="P1"><text:s text:c="4"/>margin: 0px;</text:p>
      <text:p text:style-name="P1"><text:s text:c="4"/>font-family: "Chakra Petch", sans-serif;</text:p>
      <text:p text:style-name="P1"><text:s text:c="4"/>margin-bottom: 100px;</text:p>
      <text:p text:style-name="P1">}</text:p>
      <text:p text:style-name="P1"/>
      <text:p text:style-name="P1">header {</text:p>
      <text:p text:style-name="P1"><text:s text:c="4"/>border-bottom: solid 2px rgb(42, 122, 228);</text:p>
      <text:p text:style-name="P1"><text:s text:c="4"/>padding: 20px;</text:p>
      <text:p text:style-name="P1"><text:s text:c="4"/>font-size: 32px;</text:p>
      <text:p text:style-name="P1"><text:s text:c="4"/>color: rgb(42, 122, 228);</text:p>
      <text:p text:style-name="P1">}</text:p>
      <text:p text:style-name="P1"/>
      <text:p text:style-name="P1">.chamada {</text:p>
      <text:p text:style-name="P1"><text:s text:c="4"/>background: rgb(184, 156, 213);</text:p>
      <text:p text:style-name="P1"><text:s text:c="4"/>padding-bottom: 80px;</text:p>
      <text:p text:style-name="P1"><text:s text:c="4"/>padding-top: 80px;</text:p>
      <text:p text:style-name="P1"><text:s text:c="4"/>display: flex;</text:p>
      <text:p text:style-name="P1"><text:s text:c="4"/>justify-content: center;</text:p>
      <text:p text:style-name="P1">}</text:p>
      <text:p text:style-name="P1"/>
      <text:p text:style-name="P1">.chamada-texto {</text:p>
      <text:p text:style-name="P1"><text:s text:c="4"/>margin-right: 5%;</text:p>
      <text:p text:style-name="P1">}</text:p>
      <text:p text:style-name="P1"/>
      <text:p text:style-name="P1">h1 {</text:p>
      <text:p text:style-name="P1"><text:s text:c="4"/>font-size: 40px;</text:p>
      <text:p text:style-name="P1">}</text:p>
      <text:p text:style-name="P1"/>
      <text:p text:style-name="P1">p {</text:p>
      <text:p text:style-name="P1"><text:s text:c="4"/>font-size: 20px;</text:p>
      <text:p text:style-name="P1">}</text:p>
      <text:p text:style-name="P1"/>
      <text:p text:style-name="P1">.categoria-videos {</text:p>
      <text:p text:style-name="P1"><text:s text:c="4"/>display: flex;</text:p>
      <text:p text:style-name="P1"><text:s text:c="4"/>overflow-x: auto;</text:p>
      <text:p text:style-name="P1"><text:s text:c="4"/>gap: 10px;</text:p>
      <text:p text:style-name="P1">}</text:p>
      <text:p text:style-name="P1"/>
      <text:p text:style-name="P1">.categoria {</text:p>
      <text:p text:style-name="P1"><text:s text:c="4"/>padding-left: 20px;</text:p>
      <text:p text:style-name="P1"><text:s text:c="4"/>padding-right: 20px;</text:p>
      <text:p text:style-name="P1"><text:s text:c="4"/>margin-top: 50px;</text:p>
      <text:p text:style-name="P1">}</text:p>
      <text:p text:style-name="P1"/>
      <text:p text:style-name="P1">.categoria-videos img {</text:p>
      <text:p text:style-name="P1"><text:s text:c="4"/>opacity: 0.5;</text:p>
      <text:p text:style-name="P1"><text:s text:c="4"/>height: 200px;</text:p>
      <text:p text:style-name="P1">}</text:p>
      <text:p text:style-name="P1"/>
      <text:p text:style-name="P1">.categoria-videos img:hover {</text:p>
      <text:p text:style-name="P1"><text:s text:c="4"/>opacity: 1.0;</text:p>
      <text:p text:style-name="P1"><text:s text:c="4"/>border: 3px solid green;</text:p>
      <text:p text:style-name="P1">}</text:p>
      <text:p text:style-name="P1"/>
      <text:p text:style-name="P1">.categoria h2 {</text:p>
      <text:p text:style-name="P1"><text:s text:c="4"/>color: rgb(42, 122, 228);</text:p>
      <text:p text:style-name="P1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03T08:36:39.362988098</meta:creation-date>
    <dc:date>2024-12-03T08:38:46.693774677</dc:date>
    <meta:editing-duration>PT2M7S</meta:editing-duration>
    <meta:editing-cycles>1</meta:editing-cycles>
    <meta:document-statistic meta:table-count="0" meta:image-count="0" meta:object-count="0" meta:page-count="1" meta:paragraph-count="50" meta:word-count="106" meta:character-count="813" meta:non-whitespace-character-count="645"/>
    <meta:generator>LibreOffice/6.4.7.2$Linux_X86_64 LibreOffice_project/40$Build-2</meta:generator>
  </office:meta>
</office:document-meta>
</file>